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208.6mm"/>
    </style:style>
    <style:style style:name="co8" style:family="table-column">
      <style:table-column-properties fo:break-before="auto" style:column-width="22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30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1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2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5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7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8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9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0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1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T1" style:family="text">
      <style:text-properties fo:color="#cc00cc"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9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012" table:default-cell-style-name="ce8"/>
        <table:table-column table:style-name="co8" table:default-cell-style-name="ce51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3" office:value-type="string" calcext:value-type="string">
            <text:p>Arg[1]</text:p>
          </table:table-cell>
          <table:table-cell table:style-name="ce13" office:value-type="string" calcext:value-type="string">
            <text:p>Arg[2]</text:p>
          </table:table-cell>
          <table:table-cell table:style-name="ce13" office:value-type="string" calcext:value-type="string">
            <text:p>Arg[3]</text:p>
          </table:table-cell>
          <table:table-cell table:style-name="ce1" office:value-type="string" calcext:value-type="string">
            <text:p>Method <text:s/>→ Class → Folder</text:p>
          </table:table-cell>
          <table:table-cell table:style-name="ce1" office:value-type="string" calcext:value-type="string">
            <text:p>Introduction</text:p>
          </table:table-cell>
          <table:table-cell table:style-name="ce29" table:number-columns-repeated="1012"/>
          <table:table-cell table:style-name="ce50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2" office:value-type="string" calcext:value-type="string">
            <text:p>help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3" office:value-type="string" calcext:value-type="string">
            <text:p>open user pathway GUI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Pics(tmpPAth, false, false) <text:s/>---&gt; <text:s text:c="3"/>PathwayMatrix <text:s/>---&gt; <text:s text:c="3"/>Panes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PathwayMatrix <text:s/>---&gt; <text:s text:c="3"/>Panes</text:p>
          </table:table-cell>
          <table:table-cell table:style-name="ce42" office:value-type="string" calcext:value-type="string">
            <text:p>pathway-score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Mat(outPutPath_, true) <text:s/>---&gt; <text:s text:c="3"/>PathwayActivitymatrixPane <text:s/>---&gt; <text:s text:c="3"/>Panes</text:p>
          </table:table-cell>
          <table:table-cell table:style-name="ce43" office:value-type="string" calcext:value-type="string">
            <text:p>pathway-activity-matrix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2" office:value-type="string" calcext:value-type="string">
            <text:p>EC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7" office:value-type="string" calcext:value-type="string">
            <text:p>g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2" office:value-type="string" calcext:value-type="string">
            <text:p>GO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8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saveProject(path) <text:s/>---&gt; <text:s text:c="3"/>Controller <text:s/>---&gt; <text:s text:c="3"/>Prog</text:p>
          </table:table-cell>
          <table:table-cell table:style-name="ce43" office:value-type="string" calcext:value-type="string">
            <text:p>export the projec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9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style-name="ce34" office:value-type="string" calcext:value-type="string">
            <text:p>(p,s,m,e,f,<text:span text:style-name="T1">g</text:span>)</text:p>
          </table:table-cell>
          <table:table-cell table:style-name="ce42" office:value-type="string" calcext:value-type="string">
            <text:p>all options(p,s,m,e,f)g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9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style-name="ce35" office:value-type="string" calcext:value-type="string">
            <text:p>(s,m,e,<text:span text:style-name="T1">g</text:span>)</text:p>
          </table:table-cell>
          <table:table-cell table:style-name="ce43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Pics(tmpPAth, true, false) <text:s/>---&gt; <text:s text:c="3"/>PathwayMatrix <text:s/>---&gt; <text:s text:c="3"/>Panes</text:p>
          </table:table-cell>
          <table:table-cell table:style-name="ce42" office:value-type="string" calcext:value-type="string">
            <text:p>only multisample pictures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36" office:value-type="string" calcext:value-type="string">
            <text:p>exportPics(tmpPAth, true, true) <text:s/>---&gt; <text:s text:c="3"/>PathwayMatrix <text:s/>---&gt; <text:s text:c="3"/>Panes</text:p>
          </table:table-cell>
          <table:table-cell table:style-name="ce43" office:value-type="string" calcext:value-type="string">
            <text:p>only userpathway multisample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20" office:value-type="string" calcext:value-type="string">
            <text:p>ec</text:p>
          </table:table-cell>
          <table:table-cell table:style-name="ce10" office:value-type="string" calcext:value-type="string">
            <text:p>ec path or Ec#…</text:p>
          </table:table-cell>
          <table:table-cell table:style-name="ce37" office:value-type="string" calcext:value-type="string">
            <text:p>cmdExportRepseqs(String) <text:s/>---&gt; <text:s text:c="3"/>ActMatrixPane <text:s/>---&gt; <text:s text:c="3"/>Panes</text:p>
          </table:table-cell>
          <table:table-cell table:style-name="ce44" office:value-type="string" calcext:value-type="string">
            <text:p>export a list of sequence IDs from a file of ec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17" office:value-type="string" calcext:value-type="string">
            <text:p>go</text:p>
          </table:table-cell>
          <table:table-cell table:style-name="ce10" office:value-type="string" calcext:value-type="string">
            <text:p>go path or Go#…</text:p>
          </table:table-cell>
          <table:table-cell table:style-name="ce37" office:value-type="string" calcext:value-type="string">
            <text:p>cmdExportRepseqsGo(String) <text:s/>---&gt; <text:s text:c="3"/>ActMatrixPane <text:s/>---&gt; <text:s text:c="3"/>Panes</text:p>
          </table:table-cell>
          <table:table-cell table:style-name="ce44" office:value-type="string" calcext:value-type="string">
            <text:p>export a list of sequence IDs from a file of GO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1" office:value-type="string" calcext:value-type="string">
            <text:p>seq</text:p>
          </table:table-cell>
          <table:table-cell table:style-name="ce30" office:value-type="string" calcext:value-type="string">
            <text:p>ec path or Ec#…</text:p>
          </table:table-cell>
          <table:table-cell table:style-name="ce38" office:value-type="string" calcext:value-type="string">
            <text:p>cmdExportSequences(String,String,false,false) <text:s/>---&gt; <text:s text:c="3"/>ActMatrixPane <text:s/>---&gt; <text:s text:c="3"/>Panes</text:p>
          </table:table-cell>
          <table:table-cell table:style-name="ce45" office:value-type="string" calcext:value-type="string">
            <text:p>export a file of sequences from input file which has the sequence files related to the samples by assigned ec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2" office:value-type="string" calcext:value-type="string">
            <text:p>seqgo</text:p>
          </table:table-cell>
          <table:table-cell table:style-name="ce30" office:value-type="string" calcext:value-type="string">
            <text:p>go path or Go#…</text:p>
          </table:table-cell>
          <table:table-cell table:style-name="ce38" office:value-type="string" calcext:value-type="string">
            <text:p>cmdExportSequencesGo(String,String,false,false) <text:s/>---&gt; <text:s text:c="3"/>ActMatrixPane <text:s/>---&gt; <text:s text:c="3"/>Panes</text:p>
          </table:table-cell>
          <table:table-cell table:style-name="ce45" office:value-type="string" calcext:value-type="string">
            <text:p>export a file of sequences from input file which has the sequence files related to the samples by assigned go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3" office:value-type="string" calcext:value-type="string">
            <text:p>seqall</text:p>
          </table:table-cell>
          <table:table-cell table:style-name="ce31" office:value-type="string" calcext:value-type="string">
            <text:p>ec path or Ec#…</text:p>
          </table:table-cell>
          <table:table-cell table:style-name="ce39" office:value-type="string" calcext:value-type="string">
            <text:p>cmdExportSequences(String,String,tru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into one file per assigned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4" office:value-type="string" calcext:value-type="string">
            <text:p>seqallgo</text:p>
          </table:table-cell>
          <table:table-cell table:style-name="ce31" office:value-type="string" calcext:value-type="string">
            <text:p>go path or Go#…</text:p>
          </table:table-cell>
          <table:table-cell table:style-name="ce39" office:value-type="string" calcext:value-type="string">
            <text:p>cmdExportSequencesGo(String,String,tru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into one file per assigned go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(empty=export all)</text:p>
          </table:table-cell>
          <table:table-cell table:style-name="ce40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7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</text:p>
          </table:table-cell>
          <table:table-cell table:style-name="ce40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40" office:value-type="string" calcext:value-type="string">
            <text:p>exportEcNums(OPP,0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s(sort by sum)</text:p>
          </table:table-cell>
          <table:table-cell table:style-name="ce40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(empty=export all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s(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(Line,0) <text:s/>---&gt; <text:s text:c="3"/>ActMatrixPane <text:s/>---&gt; <text:s text:c="3"/>Panes</text:p>
          </table:table-cell>
          <table:table-cell table:style-name="ce48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(Line,int) <text:s/>---&gt; <text:s text:c="3"/>ActMatrixPane <text:s/>---&gt; <text:s text:c="3"/>Panes</text:p>
          </table:table-cell>
          <table:table-cell table:style-name="ce6" table:number-columns-repeated="1013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(empty=export all)</text:p>
          </table:table-cell>
          <table:table-cell table:style-name="ce6"/>
          <table:table-cell table:style-name="ce6" office:value-type="string" calcext:value-type="string">
            <text:p>export all(or assgined) go numbers from the go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#</text:p>
          </table:table-cell>
          <table:table-cell table:style-name="ce6" table:number-columns-repeated="1014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</text:p>
          </table:table-cell>
          <table:table-cell table:style-name="ce32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49" office:value-type="string" calcext:value-type="string">
            <text:p>find the lowest common ancestor for a given 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go</text:p>
          </table:table-cell>
          <table:table-cell table:style-name="ce32" office:value-type="string" calcext:value-type="string">
            <text:p>go path or Go#…</text:p>
          </table:table-cell>
          <table:table-cell table:style-name="ce7"/>
          <table:table-cell table:style-name="ce49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mat</text:p>
          </table:table-cell>
          <table:table-cell table:style-name="ce32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49" office:value-type="string" calcext:value-type="string">
            <text:p>Lca EC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matgo</text:p>
          </table:table-cell>
          <table:table-cell table:style-name="ce32" office:value-type="string" calcext:value-type="string">
            <text:p>go path or Go#…</text:p>
          </table:table-cell>
          <table:table-cell table:style-name="ce7"/>
          <table:table-cell table:style-name="ce49"/>
          <table:table-cell table:style-name="ce7" table:number-columns-repeated="1012"/>
          <table:table-cell table:number-columns-repeated="5"/>
        </table:table-row>
        <table:table-row table:style-name="ro1">
          <table:table-cell table:number-columns-repeated="3"/>
          <table:table-cell table:style-name="ce28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*def = default output path. /FROMP/def/”option's name”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number-columns-repeated="6"/>
          <table:table-cell office:value-type="string" calcext:value-type="string">
            <text:p>git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PathwayMatrix.removeSpecialsigna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1"/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00-00-00</text:date>, <text:time style:data-style-name="N2" text:time-value="09:05:57.87367264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21T15:32:05.877999255</dc:date>
    <meta:editing-duration>P1DT6H20M2S</meta:editing-duration>
    <meta:editing-cycles>49</meta:editing-cycles>
    <meta:generator>LibreOffice/5.0.5.2$Linux_X86_64 LibreOffice_project/00m0$Build-2</meta:generator>
    <meta:document-statistic meta:table-count="1" meta:cell-count="230" meta:object-count="0"/>
  </office:meta>
</office:document-meta>
</file>